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2.801cm"/>
    </style:style>
    <style:style style:name="co2" style:family="table-column">
      <style:table-column-properties fo:break-before="auto" style:column-width="2.843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" style:family="table-cell" style:parent-style-name="Default" style:data-style-name="N41"/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Default"/>
        <table:table-row table:style-name="ro1">
          <table:table-cell/>
          <table:table-cell office:value-type="string" calcext:value-type="string">
            <text:p>Horas</text:p>
          </table:table-cell>
        </table:table-row>
        <table:table-row table:style-name="ro1">
          <table:table-cell office:value-type="string" calcext:value-type="string">
            <text:p>Diseño</text:p>
          </table:table-cell>
          <table:table-cell table:style-name="ce2" office:value-type="time" office:time-value="PT02H00M00S" calcext:value-type="time">
            <text:p>02:00:00</text:p>
          </table:table-cell>
        </table:table-row>
        <table:table-row table:style-name="ro1">
          <table:table-cell office:value-type="string" calcext:value-type="string">
            <text:p>Implementación</text:p>
          </table:table-cell>
          <table:table-cell table:style-name="ce2" office:value-type="time" office:time-value="PT24H30M00S" calcext:value-type="time">
            <text:p>00:30:00</text:p>
          </table:table-cell>
        </table:table-row>
        <table:table-row table:style-name="ro1">
          <table:table-cell office:value-type="string" calcext:value-type="string">
            <text:p>Trabajo con Weka</text:p>
          </table:table-cell>
          <table:table-cell table:style-name="ce2" office:value-type="time" office:time-value="PT20H30M00S" calcext:value-type="time">
            <text:p>20:30:00</text:p>
          </table:table-cell>
        </table:table-row>
        <table:table-row table:style-name="ro1">
          <table:table-cell office:value-type="string" calcext:value-type="string">
            <text:p>Búsqueda bibliográfica y preparación</text:p>
          </table:table-cell>
          <table:table-cell table:style-name="ce2"/>
        </table:table-row>
        <table:table-row table:style-name="ro1">
          <table:table-cell office:value-type="string" calcext:value-type="string">
            <text:p>Redacción de informe y generación de documentación</text:p>
          </table:table-cell>
          <table:table-cell table:style-name="ce2" office:value-type="time" office:time-value="PT07H00M00S" calcext:value-type="time">
            <text:p>07:00:00</text:p>
          </table:table-cell>
        </table:table-row>
        <table:table-row table:style-name="ro1">
          <table:table-cell office:value-type="string" calcext:value-type="string">
            <text:p>Preparación del entorno de trabajo (repositorio GIT, estructuración de contenido)</text:p>
          </table:table-cell>
          <table:table-cell table:style-name="ce2" office:value-type="time" office:time-value="PT01H00M00S" calcext:value-type="time">
            <text:p>01:00:00</text:p>
          </table:table-cell>
        </table:table-row>
        <table:table-row table:style-name="ro1">
          <table:table-cell/>
          <table:table-cell table:style-name="ce2"/>
        </table:table-row>
        <table:table-row table:style-name="ro1">
          <table:table-cell office:value-type="string" calcext:value-type="string">
            <text:p>Semana extra</text:p>
          </table:table-cell>
          <table:table-cell table:style-name="ce2"/>
        </table:table-row>
        <table:table-row table:style-name="ro1">
          <table:table-cell office:value-type="string" calcext:value-type="string">
            <text:p>Replanteamiento del plan de trabajo</text:p>
          </table:table-cell>
          <table:table-cell table:style-name="ce2" office:value-type="time" office:time-value="PT02H00M00S" calcext:value-type="time">
            <text:p>02:00:00</text:p>
          </table:table-cell>
        </table:table-row>
        <table:table-row table:style-name="ro1">
          <table:table-cell office:value-type="string" calcext:value-type="string">
            <text:p>Implentación</text:p>
          </table:table-cell>
          <table:table-cell table:style-name="ce2" office:value-type="time" office:time-value="PT02H30M00S" calcext:value-type="time">
            <text:p>02:30:00</text:p>
          </table:table-cell>
        </table:table-row>
        <table:table-row table:style-name="ro1">
          <table:table-cell office:value-type="string" calcext:value-type="string">
            <text:p>Obtención de resultados</text:p>
          </table:table-cell>
          <table:table-cell table:style-name="ce2" office:value-type="time" office:time-value="PT05H00M00S" calcext:value-type="time">
            <text:p>05:00:00</text:p>
          </table:table-cell>
        </table:table-row>
        <table:table-row table:style-name="ro1">
          <table:table-cell office:value-type="string" calcext:value-type="string">
            <text:p>Redacción</text:p>
          </table:table-cell>
          <table:table-cell table:style-name="ce2" office:value-type="time" office:time-value="PT04H00M00S" calcext:value-type="time">
            <text:p>04:00:00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Total</text:p>
          </table:table-cell>
          <table:table-cell table:style-name="ce2" table:formula="of:=SUM([.B2:.B13])" office:value-type="time" office:time-value="PT68H30M00S" calcext:value-type="time">
            <text:p>20:30:00</text:p>
          </table:table-cell>
        </table:table-row>
        <table:table-row table:style-name="ro1" table:number-rows-repeated="1048560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6">00/00/0000</text:date>, <text:time style:data-style-name="N2" text:time-value="20:49:14.13661768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09T10:44:48.844954233</meta:creation-date>
    <meta:generator>LibreOffice/4.2.6.3$Linux_X86_64 LibreOffice_project/420m0$Build-3</meta:generator>
    <dc:date>2014-10-26T21:09:45.567604928</dc:date>
    <meta:editing-duration>PT39M58S</meta:editing-duration>
    <meta:editing-cycles>10</meta:editing-cycles>
    <meta:document-statistic meta:table-count="1" meta:cell-count="23" meta:object-count="0"/>
  </office:meta>
</office:document-meta>
</file>